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font-weight-complex="bold" fo:font-size="24pt" style:font-size-asian="24pt" style:font-size-complex="22pt" style:text-underline-type="single" style:text-underline-style="solid" style:text-underline-width="auto" style:text-underline-mode="continuous"/>
    </style:style>
    <style:style style:name="T2" style:parent-style-name="DefaultParagraphFont" style:family="text">
      <style:text-properties fo:font-weight="bold" style:font-weight-asian="bold" style:font-weight-complex="bold" fo:font-size="14pt" style:font-size-asian="14pt" style:font-size-complex="12pt" style:text-underline-type="single" style:text-underline-style="solid" style:text-underline-width="auto" style:text-underline-mode="continuous"/>
    </style:style>
    <style:style style:name="T3" style:parent-style-name="DefaultParagraphFont" style:family="text">
      <style:text-properties fo:font-weight="bold" style:font-weight-asian="bold" style:font-weight-complex="bold" fo:font-size="14pt" style:font-size-asian="14pt" style:font-size-complex="12pt" style:text-underline-type="single" style:text-underline-style="solid" style:text-underline-width="auto" style:text-underline-mode="continuous"/>
    </style:style>
    <style:style style:name="P4" style:parent-style-name="Normal" style:family="paragraph">
      <style:text-properties fo:font-size="16pt" style:font-size-asian="16pt" style:font-size-complex="14pt"/>
    </style:style>
    <style:style style:name="P5" style:parent-style-name="Normal" style:family="paragraph">
      <style:text-properties fo:font-weight="bold" style:font-weight-asian="bold" style:font-weight-complex="bold" fo:font-size="16pt" style:font-size-asian="16pt" style:font-size-complex="14pt" style:text-underline-type="single" style:text-underline-style="solid" style:text-underline-width="auto" style:text-underline-mode="continuous"/>
    </style:style>
    <style:style style:name="P6" style:parent-style-name="Normal" style:family="paragraph">
      <style:text-properties fo:font-weight="bold" style:font-weight-asian="bold" style:font-weight-complex="bold" fo:font-size="16pt" style:font-size-asian="16pt" style:font-size-complex="14pt" style:text-underline-type="single" style:text-underline-style="solid" style:text-underline-width="auto" style:text-underline-mode="continuous"/>
    </style:style>
    <style:style style:name="P7" style:parent-style-name="ListParagraph" style:list-style-name="LFO1" style:family="paragraph"/>
    <style:style style:name="P8" style:parent-style-name="ListParagraph" style:list-style-name="LFO1" style:family="paragraph"/>
    <style:style style:name="P9" style:parent-style-name="Normal" style:family="paragraph">
      <style:text-properties fo:font-weight="bold" style:font-weight-asian="bold" style:font-weight-complex="bold" fo:font-size="18pt" style:font-size-asian="18pt" style:font-size-complex="16pt" style:text-underline-type="single" style:text-underline-style="solid" style:text-underline-width="auto" style:text-underline-mode="continuous"/>
    </style:style>
    <style:style style:name="P10" style:parent-style-name="ListParagraph" style:list-style-name="LFO2" style:family="paragraph"/>
    <style:style style:name="P11" style:parent-style-name="ListParagraph" style:list-style-name="LFO2" style:family="paragraph"/>
    <style:style style:name="P12" style:parent-style-name="Normal" style:family="paragraph">
      <style:text-properties fo:font-weight="bold" style:font-weight-asian="bold" style:font-weight-complex="bold" fo:font-size="18pt" style:font-size-asian="18pt" style:font-size-complex="16pt" style:text-underline-type="single" style:text-underline-style="solid" style:text-underline-width="auto" style:text-underline-mode="continuous"/>
    </style:style>
  </office:automatic-styles>
  <office:body>
    <office:text text:use-soft-page-breaks="true">
      <text:p text:style-name="P1">Testing<text:s/>Evidence</text:p>
      <text:p text:style-name="Normal"><text:span text:style-name="T2">Testing techniques<text:s/></text:span><text:span text:style-name="T3">implemented:</text:span></text:p>
      <text:p text:style-name="Normal">All three levels of testing—system, integration, and unit—were performed. Unit testing was done in test classes such as TestOrder, TestLngLat, etc. Integration testing was carried out in test classes such as the IntegrationTestOrder. The system test was performed in the SystemTest class.</text:p>
      <text:p text:style-name="Normal">The techniques being employed in the project involve the use of systematic functional testing for both unit and integration testing. This involves the creation of tests based on specifications, which helps validate the functional requirements of the project. The unit tests focus on verifying the functionality of individual components, while the integration tests involve incorporating real data from the REST server to ensure that the desired functionality is maintained even when the components are integrated. In essence, the combination of systematic functional testing and specification-based testing provides a comprehensive evaluation of the project's functionality.</text:p>
      <text:p text:style-name="Normal">In addition to systematic functional testing and specification-based testing, the testing process also incorporates structural testing methods, specifically equivalence partitioning. This approach is used to ensure that the order validation functions correctly. The goal of equivalence partitioning is to divide the input data into distinct groups, known as partitions, where each partition contains data that is expected to behave in the same way. In this case, the order validation process is tested by considering orders that should be both valid and invalid, which are partitioned into different categories based on the order details. This allows the testing to verify that the validation process correctly categorises the orders into the appropriate partition, ensuring the proper functioning of the order validation feature.</text:p>
      <text:p text:style-name="Normal">In addition to the previously mentioned techniques, we also employ boundary value analysis as a testing strategy. This technique involves testing the values at the minimum and maximum edges of an input domain to verify the correct behaviour of the system. One practical example of using boundary value analysis can be seen in testing the credit card detail validation. We check the validity of the credit card number by considering edge cases such as the minimum and maximum length of the card number and ensuring that the system accurately rejects invalid cards and accepts valid cards. Another example is in testing the geographical boundaries of central areas and no-fly zones. We check the edge cases by considering conditions where the input is exactly on the boundary of these zones and verify that the system makes the correct decision based on the given specifications. This technique of boundary value analysis is particularly useful in ensuring that the system handles edge cases effectively and accurately.</text:p>
      <text:p text:style-name="Normal">In evaluating the effectiveness of the testing in measuring measurable attributes, we will focus on a few key attributes and how they were tested. One attribute is performance, which was measured by timing the system's computation time and verifying that it meets the established requirement of 60 seconds or less. Another example of performance is the system's aim to deliver as many orders as possible in a single day. Another attribute is functionality, which involves evaluating the degree to which the system meets the requirements outlined in the requirements specification. This was done by executing the test suite and counting the number of requirements that were met.</text:p>
      <text:p text:style-name="P4"/>
      <text:p text:style-name="P5"/>
      <text:soft-page-break/>
      <text:p text:style-name="P6">Evaluation of testing</text:p>
      <text:p text:style-name="Normal">The main idea behind the testing performed is that it takes an optimistic approach. This means that it assumes that everything is working as it should be, and only performs minimal checks to verify this assumption.</text:p>
      <text:list text:style-name="LFO1" text:continue-numbering="true">
        <text:list-item>
          <text:p text:style-name="P7">For instance, when testing file writing (JSON and GeoJSON), the system only checks if the files were created, but does not perform a full check on the contents of the files, as they may be too large to automate this process. This can result in incorrect or faulty data, if there is a malfunction on the REST server, the order validation mechanism, or the flight path planning algorithm.</text:p>
        </text:list-item>
        <text:list-item>
          <text:p text:style-name="P8">Another example of an optimistic approach is seen in the testing of the flight path planning algorithm. Real data is needed to test<text:s/>this and<text:s/>generating synthetic data would be too costly and<text:s/>time intensive. As a result, the testing of this algorithm is only done during system testing, which could result in missing cases that could have an impact on the reported level of functionality.</text:p>
        </text:list-item>
      </text:list>
      <text:p text:style-name="Normal">The percentage of classes in the system that has been tested is called class coverage. It is possible to verify that all components or parts of the system have been tested by ensuring that the test suite covers a significant proportion of the classes and that no parts have not yet been checked. For this reason, class coverage is an excellent reason to use systematic functional testing methods such as unit and integration testing. As a result, these techniques provide a way to measure class coverage by testing individual classes or components.</text:p>
      <text:p text:style-name="Normal">In contrast, statement coverage refers to how many executable statements in the program have been executed during the testing process. It is possible to verify that the system has been thoroughly tested and that all possible outcomes have been considered by ensuring that the test suite covers a significant proportion of the statements.<text:s/></text:p>
      <text:p text:style-name="Normal">As a result, statement coverage makes it a good idea to use techniques like boundary value analysis and equivalence partitioning. By using these techniques, we can test the system thoroughly, including edge cases and scenarios we may not have thought of otherwise, and we can take into account different test cases. Using these techniques, we will be able to find more bugs and ensure that the system is working correctly.</text:p>
      <text:p text:style-name="Normal">Like<text:s/>the ones stated above, there is the concept of test coverage that can have an appropriate usage in our tests. Test coverage is defined as a measure of<text:s/>proportion of the system that has been tested.<text:s/>By ensuring that the test suite covers a significant proportion of the system, it is possible to verify that all parts of the system have been tested<text:s/>also verifying that no parts were missed and not checked. This test coverage<text:s/>criteria was used since it<text:s/>helps to ensure that the testing process has been thorough and that all possible outcomes have been considered. Hence, this criteria justifies the use of the testing techniques used.</text:p>
      <text:p text:style-name="Normal">The last aspect that can be used for testing technique is Specification coverage.<text:s/>Specification coverage is a measure of the proportion of the system requirements that have been tested.<text:s/>By doing so, we can make it so that all the functional requirement of the system gets tested and that no requirement remain unchecked. Different testing techniques, such as systematic functional testing and specification-based testing, can be used to increase specification coverage and to find bugs or defects that may have been overlooked in the development process, in terms of testing the system’s functional requirements.</text:p>
      <text:soft-page-break/>
      <text:p text:style-name="P9">Result of<text:s/>Tests</text:p>
      <text:p text:style-name="Normal">The main issue faced during testing was that of the<text:s/>flightpath generation. Here, we<text:s/>faced two major issues during testing.<text:s/></text:p>
      <text:list text:style-name="LFO2" text:continue-numbering="true">
        <text:list-item>
          <text:p text:style-name="P10">Firstly, the drone<text:s/>would<text:s/>fly into no-fly-zones, which was a<text:s/>huge<text:s/>violation of the requirements. The root cause was<text:s/>a<text:s/>failure to initialize the no-fly-zone before generating the flightpath<text:s/>for that specific order.<text:s/>This violation would have impacted the targeted functionality of the system.</text:p>
        </text:list-item>
        <text:list-item>
          <text:p text:style-name="P11">Secondly, the system<text:s/>would<text:s/>exceed the 60-second time limit during flightpath generation. This was discovered to be due to the constant accessing of the REST server to retrieve details such as the central area and no-fly-zone information every time the drone<text:s/>would<text:s/>make<text:s/>a<text:s/>‘flying’<text:s/>move, causing a significant amount of inefficiency and exceeding the time limit.<text:s/>This was solved by using a Singleton Design pattern and storing the data to used by the classes. This violation would have hindered the efficiency as well as the performance of the system.</text:p>
        </text:list-item>
      </text:list>
      <text:p text:style-name="Normal">Another issue faced was that of passing two coordinates to calculate if these points were “close to” each other. This issue would only arise if the points were passed in a non-uniform format (Longitude, Latitude and Latitude, Longitude). The only reasonable fix to this issue would be using a Record class along with JSON de-serialisation to automatically fix the formatting of the coordinates when accessing them from the REST server.</text:p>
      <text:p text:style-name="Normal"/>
      <text:p text:style-name="P12">Evaluating the Tests</text:p>
      <text:p text:style-name="Normal">The Class Coverage Criterion is an important aspect in testing software systems. It ensures that a substantial proportion of the classes in the system have been considered in the test suite. This, in turn, verifies that the design of the system has been thoroughly tested and all the components<text:s/>tested<text:s/>function as intended. By accounting for all individual components, the likelihood of bugs or faults appearing during code execution is greatly reduced, providing a higher level of confidence in the testing process and the expected outcome of the system.</text:p>
      <text:p text:style-name="Normal">The test coverage and statement coverage criteria play a crucial role in ensuring the quality of the software system. By executing a significant portion of the actual code and testing it in multiple scenarios, we can detect any faults in the system and make the necessary corrections. These criteria help us identify the behaviour of the system in different scenarios and compare it with the expected behaviour. By having a good test coverage, we can be more confident in our testing, as we are accounting for most of the possible outcomes. This leads to more reliable software and reduces the possibility of bugs or faults in the code when it is running.</text:p>
      <text:p text:style-name="Normal">The specs coverage criterion is a crucial aspect of software testing that helps ensure the completeness of the testing process. It focuses on determining how much of the requirements specified in the requirements specification have been accounted for in the test suite. By having a good specs coverage, we can ensure that all functional requirements are tested and that the system works as expected for these requirements. This gives us more confidence in the system's compliance with the specification and helps us make sure that the system is working as it should.</text:p>
      <text:p text:style-name="Normal">All this being said, the major<text:s/>drawback is that having a high coverage does not necessarily mean that the test suite is thorough and complete. A test suite can have a high coverage but still miss<text:s/><text:soft-page-break/>important edge cases or scenarios that could lead to critical failures. Additionally, a high coverage may also lead to overtesting, where redundant tests are written, causing the test suite to take longer to run and maintai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DengXia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0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DengXian"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yaan Hashim</meta:initial-creator>
    <dc:creator>Ayaan Hashim</dc:creator>
    <meta:creation-date>2023-02-01T19:53:00Z</meta:creation-date>
    <dc:date>2023-02-02T06:22:00Z</dc:date>
    <meta:template xlink:href="Normal" xlink:type="simple"/>
    <meta:editing-cycles>1</meta:editing-cycles>
    <meta:editing-duration>PT29700S</meta:editing-duration>
    <meta:document-statistic meta:page-count="4" meta:paragraph-count="21" meta:word-count="1605" meta:character-count="10736" meta:row-count="76" meta:non-whitespace-character-count="9152"/>
  </office:meta>
</office:document-meta>
</file>